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0.75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2 - Spring/JP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Transactions the JDBC way vs Spring</text:p>
          </draw:text-box>
        </draw:frame>
        <draw:frame presentation:style-name="pr4" draw:layer="layout" svg:width="25.5cm" svg:height="11cm" svg:x="1.5cm" svg:y="3cm" presentation:class="outline" presentation:user-transformed="true">
          <draw:text-box>
            <text:list text:style-name="L2">
              <text:list-item>
                <text:p>JDBC</text:p>
                <text:list>
                  <text:list-item>
                    <text:p>Non-declarative</text:p>
                  </text:list-item>
                  <text:list-item>
                    <text:p>Repetitive</text:p>
                  </text:list-item>
                  <text:list-item>
                    <text:p>Error-prone</text:p>
                  </text:list-item>
                  <text:list-item>
                    <text:p>Poor readability</text:p>
                  </text:list-item>
                </text:list>
              </text:list-item>
              <text:list-item>
                <text:p>Spring</text:p>
                <text:list>
                  <text:list-item>
                    <text:p>Declarative</text:p>
                  </text:list-item>
                  <text:list-item>
                    <text:p>Readable</text:p>
                  </text:list-item>
                  <text:list-item>
                    <text:p>Less error prone</text:p>
                  </text:list-item>
                </text:list>
              </text:list-item>
              <text:list-item>
                <text:p>However, the downside to the declarative method is that it can hide a lot of the inner workings from the developer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Transaction basics in Spring</text:p>
          </draw:text-box>
        </draw:frame>
        <draw:frame presentation:style-name="pr4" draw:layer="layout" svg:width="25cm" svg:height="11cm" svg:x="1.5cm" svg:y="3cm" presentation:class="outline" presentation:user-transformed="true">
          <draw:text-box>
            <text:list text:style-name="L2">
              <text:list-item>
                <text:p>Transactions in Spring can be controlled by the @org.springframework.transaction.annotation.Transactional annotation.</text:p>
              </text:list-item>
              <text:list-item>
                <text:p>Indicates that the transaction manager should wrap the method in a transaction.</text:p>
              </text:list-item>
              <text:list-item>
                <text:p>The transaction manager is specified in the configuration.</text:p>
              </text:list-item>
              <text:list-item>
                <text:p>Difference between physical and logical transactions</text:p>
              </text:list-item>
              <text:list-item>
                <text:p>Spring does not rewrite your service bean. How does it wrap your method in transactional logic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Proxying</text:p>
          </draw:text-box>
        </draw:frame>
        <draw:frame presentation:style-name="pr4" draw:layer="layout" svg:width="26cm" svg:height="11.5cm" svg:x="1.5cm" svg:y="3cm" presentation:class="outline" presentation:user-transformed="true">
          <draw:text-box>
            <text:list text:style-name="L2">
              <text:list-item>
                <text:p>Spring leverages its IoC powers to create a proxy of your service.</text:p>
              </text:list-item>
              <text:list-item>
                <text:p>The proxy delegates transaction management to the specified transaction manager and delegates the business logic to your service.</text:p>
              </text:list-item>
              <text:list-item>
                <text:p>Beware! A consequence of this is that the transactional annotation on a delegated method will be ignored if it exists in the same class and is called directly.</text:p>
              </text:list-item>
              <text:list-item>
                <text:p>Can you think of a way to overcome the above limitation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Transaction Boundaries</text:p>
          </draw:text-box>
        </draw:frame>
        <draw:frame presentation:style-name="pr6" draw:text-style-name="P1" draw:layer="layout" svg:width="24.5cm" svg:height="11cm" svg:x="2cm" svg:y="3cm" presentation:class="outline" presentation:user-transformed="true">
          <draw:text-box>
            <text:list text:style-name="L2">
              <text:list-item>
                <text:p>Deciding which operations to group into a transaction depends on the context and objectives of the software. In other words, it is a business decision.</text:p>
              </text:list-item>
              <text:list-item>
                <text:p>In a typical layered architecture, the transaction boundaries should be demarcated in the business (service) layer.</text:p>
              </text:list-item>
              <text:list-item>
                <text:p>Demarcating it in the repository defeats the purpose of a service layer. </text:p>
              </text:list-item>
              <text:list-item>
                <text:p>Demarcating it in the controller ties the presentation logic to business log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ollback Rules</text:p>
          </draw:text-box>
        </draw:frame>
        <draw:frame presentation:style-name="pr4" draw:layer="layout" svg:width="25.5cm" svg:height="11.1cm" svg:x="1.5cm" svg:y="3cm" presentation:class="outline" presentation:user-transformed="true">
          <draw:text-box>
            <text:list text:style-name="L2">
              <text:list-item>
                <text:p>By default, Spring rolls a transaction back if an unchecked exception is thrown.</text:p>
              </text:list-item>
              <text:list-item>
                <text:p>Checked exceptions need to be manually added under the rollbackFor field.</text:p>
              </text:list-item>
              <text:list-item>
                <text:p>What happens if a checked exception is thrown, which is not included in the rollbackFor list? Demo.</text:p>
              </text:list-item>
              <text:list-item>
                <text:p>You can also explicitly specify exceptions which should not be rolled back on.</text:p>
              </text:list-item>
              <text:list-item>
                <text:p>Discussion point: Would it not have made more sense to rollback on all transac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Propagation</text:p>
          </draw:text-box>
        </draw:frame>
        <draw:frame presentation:style-name="pr4" draw:layer="layout" svg:width="25.5cm" svg:height="12cm" svg:x="1.5cm" svg:y="2.25cm" presentation:class="outline" presentation:user-transformed="true">
          <draw:text-box>
            <text:list text:style-name="L2">
              <text:list-item>
                <text:p>If one transaction calls another, the transaction manager needs to know what to do in the situation. Is a new transaction required, or is the current one sufficient?</text:p>
              </text:list-item>
              <text:list-item>
                <text:p>The propagation field allows you to specify what happens in this situation.</text:p>
              </text:list-item>
              <text:list-item>
                <text:p>If propagation is not specified, the default value is REQUIRED. This uses the currently open transaction if it exists. Otherwise opens a new one.</text:p>
              </text:list-item>
              <text:list-item>
                <text:p>REQUIRES_NEW starts a new physical transaction.</text:p>
              </text:list-item>
              <text:list-item>
                <text:p>Other examples</text:p>
                <text:list>
                  <text:list-item>
                    <text:p>MANDATORY</text:p>
                  </text:list-item>
                  <text:list-item>
                    <text:p>SUPPORTS</text:p>
                  </text:list-item>
                  <text:list-item>
                    <text:p>NE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Other fields on @Transactional</text:p>
          </draw:text-box>
        </draw:frame>
        <draw:frame presentation:style-name="pr4" draw:layer="layout" svg:width="26cm" svg:height="11cm" svg:x="1.5cm" svg:y="3.5cm" presentation:class="outline" presentation:user-transformed="true">
          <draw:text-box>
            <text:list text:style-name="L2">
              <text:list-item>
                <text:p>isolation – Sets the transaction isolation level. More on that later.</text:p>
              </text:list-item>
              <text:list-item>
                <text:p>readOnly – refer to presentation 1.</text:p>
              </text:list-item>
              <text:list-item>
                <text:p>timeout – sets the timeout in seconds.</text:p>
              </text:list-item>
              <text:list-item>
                <text:p>TransactionManager – Specify the target transaction manager</text:p>
              </text:list-item>
              <text:list-item>
                <text:p>These fields have sensible defaults, relying on the underlying datasource where possible.</text:p>
              </text:list-item>
              <text:list-item>
                <text:p>Isolation, readOnly and timeout do not have meaning unless a new transaction is being created (REQUIRED, REQUIRES_NEW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Adding JPA into the mix</text:p>
          </draw:text-box>
        </draw:frame>
        <draw:frame presentation:style-name="pr4" draw:layer="layout" svg:width="25.5cm" svg:height="11.5cm" svg:x="1.5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7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8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7c4d26" draw:opacity="63%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7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6" draw:text-style-name="MP8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7" draw:text-style-name="MP9" draw:layer="backgroundobjects" svg:width="6.5cm" svg:height="0.75cm" svg:x="1.5cm" svg:y="15cm" presentation:class="date-time">
        <draw:text-box>
          <text:p text:style-name="MP9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7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14:58:34.155000000</meta:creation-date>
    <dc:date>2023-06-08T11:36:42.485000000</dc:date>
    <meta:editing-duration>P6DT16H36M36S</meta:editing-duration>
    <meta:editing-cycles>6</meta:editing-cycles>
    <meta:generator>LibreOffice/7.4.4.2$Windows_X86_64 LibreOffice_project/85569322deea74ec9134968a29af2df5663baa21</meta:generator>
    <meta:document-statistic meta:object-count="79"/>
  </office:meta>
</office:document-meta>
</file>